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6abe1" officeooo:paragraph-rsid="0016abe1" style:font-size-asian="15pt" style:font-size-complex="15pt"/>
    </style:style>
    <style:style style:name="P2" style:family="paragraph" style:parent-style-name="Standard">
      <style:text-properties fo:font-style="italic" officeooo:rsid="0016abe1" officeooo:paragraph-rsid="0016abe1" style:font-style-asian="italic" style:font-style-complex="italic"/>
    </style:style>
    <style:style style:name="P3" style:family="paragraph" style:parent-style-name="Standard">
      <style:text-properties officeooo:rsid="001782b9" officeooo:paragraph-rsid="001782b9"/>
    </style:style>
    <style:style style:name="P4" style:family="paragraph" style:parent-style-name="Standard">
      <style:text-properties officeooo:rsid="0018fec8" officeooo:paragraph-rsid="0018fec8"/>
    </style:style>
    <style:style style:name="P5" style:family="paragraph" style:parent-style-name="Standard">
      <style:text-properties fo:language="cs" fo:country="CZ" officeooo:rsid="0018fec8" officeooo:paragraph-rsid="0018fec8"/>
    </style:style>
    <style:style style:name="P6" style:family="paragraph" style:parent-style-name="Standard">
      <style:text-properties fo:language="cs" fo:country="CZ" officeooo:rsid="001b5bc9" officeooo:paragraph-rsid="001b5bc9"/>
    </style:style>
    <style:style style:name="T1" style:family="text">
      <style:text-properties officeooo:rsid="001782b9"/>
    </style:style>
    <style:style style:name="T2" style:family="text">
      <style:text-properties style:text-position="sub 58%"/>
    </style:style>
    <style:style style:name="T3" style:family="text">
      <style:text-properties fo:language="cs" fo:country="CZ"/>
    </style:style>
    <style:style style:name="T4" style:family="text">
      <style:text-properties officeooo:rsid="0018fec8"/>
    </style:style>
    <style:style style:name="T5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formace na nice instanci</text:p>
      <text:p text:style-name="P2"><text:span text:style-name="T1">I</text:span>nstance ETSP je hezká (nice) pro <text:s/>ε&gt;0, pokud minimální nenulová vzdálenost mezi body je alespoň 4 a všechny souřadnice x<text:span text:style-name="T2">i</text:span>, y<text:span text:style-name="T2">i</text:span> jsou integery [0, O(n)], kde n = počet bodů.</text:p>
      <text:p text:style-name="P3"/>
      <text:p text:style-name="P4">1. <text:span text:style-name="T3">Najít bounds (odkud pokud jsou body)</text:span></text:p>
      <text:p text:style-name="P5">2. Posunout body k nejbližším průsečíkům mřížky se spacingem εL/2n</text:p>
      <text:p text:style-name="P6">3. Zvetšíme grid spacing o faktor 8n/<text:span text:style-name="T4">εL</text:span></text:p>
      <text:p text:style-name="P6">4. Posuneme ctverec do <text:span text:style-name="T5">[0;0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6T11:02:51.817000000</meta:creation-date>
    <meta:generator>LibreOffice/7.2.1.2$Windows_X86_64 LibreOffice_project/87b77fad49947c1441b67c559c339af8f3517e22</meta:generator>
    <dc:date>2023-02-09T20:35:34.700000000</dc:date>
    <meta:editing-duration>PT4H44M41S</meta:editing-duration>
    <meta:editing-cycles>2</meta:editing-cycles>
    <meta:document-statistic meta:table-count="0" meta:image-count="0" meta:object-count="0" meta:page-count="1" meta:paragraph-count="6" meta:word-count="63" meta:character-count="372" meta:non-whitespace-character-count="314"/>
  </office:meta>
</office:document-meta>
</file>